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Summary</text:p>
      <text:p text:style-name="P1"><text:span text:style-name="T1"/></text:p>
      <text:p text:style-name="P1"><text:span text:style-name="T1">When designing my database, I focused on the most important data table first, in this case AccountInfo, and built out the connections between other tables from there. Wallet, LoginHistory, and GameplayStats are each designed with a 1-to-1 relationship with AccountInfo, since there does not need to be multiple records kept for each of those instances. MicrotransactionRecord has a 1-to-many relationship with AccountInfo because the database needs to store multiple purchases being done by the same player. UserReport has a 1-to-many relationship with AccountInfo because the same player can make multiple reports against other players. </text:span></text:p>
      <text:p text:style-name="P1"><text:span text:style-name="T1"/></text:p>
      <text:p text:style-name="P1"><text:span text:style-name="T1">I found it challenging to get 1-to-1 relationships to display correctly in MySQL. I couldn't find any guidance online on how to set up the relationship correctly; MySQL seems to display a 1-to-many relationship, even though the PK of different tables is a foreign key of AccountInfo with a unique constra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S</meta:editing-duration>
    <meta:editing-cycles>8</meta:editing-cycles>
    <meta:generator>OpenOffice/4.1.15$Win32 OpenOffice.org_project/4115m2$Build-9813</meta:generator>
    <dc:date>2025-08-11T17:11:07.45</dc:date>
    <meta:document-statistic meta:table-count="0" meta:image-count="0" meta:object-count="0" meta:page-count="1" meta:paragraph-count="3" meta:word-count="147" meta:character-count="960"/>
    <meta:user-defined meta:name="Info 1"/>
    <meta:user-defined meta:name="Info 2"/>
    <meta:user-defined meta:name="Info 3"/>
    <meta:user-defined meta:name="Info 4"/>
  </office:meta>
</office:document-meta>
</file>